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d89c" officeooo:paragraph-rsid="0000d89c"/>
    </style:style>
    <style:style style:name="P2" style:family="paragraph" style:parent-style-name="Standard">
      <style:text-properties officeooo:rsid="0000d89c" officeooo:paragraph-rsid="0000d89c"/>
    </style:style>
    <style:style style:name="P3" style:family="paragraph" style:parent-style-name="Standard">
      <style:text-properties officeooo:rsid="00023af6" officeooo:paragraph-rsid="00023af6"/>
    </style:style>
    <style:style style:name="P4" style:family="paragraph" style:parent-style-name="Standard" style:list-style-name="L2">
      <style:text-properties officeooo:rsid="00023af6" officeooo:paragraph-rsid="00023af6"/>
    </style:style>
    <style:style style:name="P5" style:family="paragraph" style:parent-style-name="Standard" style:list-style-name="L2">
      <style:text-properties officeooo:rsid="00035295" officeooo:paragraph-rsid="00035295"/>
    </style:style>
    <style:style style:name="P6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023af6" officeooo:paragraph-rsid="00023af6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25981409034657613" text:style-name="L1">
        <text:list-item>
          <text:p text:style-name="P1">How had they heard?<text:line-break/>What was his former life?<text:line-break/>How did he persecute?</text:p>
        </text:list-item>
        <text:list-item>
          <text:p text:style-name="P1">How was he advanced?<text:line-break/>How was he zealous?</text:p>
          <text:p text:style-name="P1">What were the traditions?</text:p>
        </text:list-item>
        <text:list-item>
          <text:p text:style-name="P1">Who is “he”?<text:line-break/>How was he set apart?<text:line-break/>How was he called?<text:line-break/>What does grace mean?</text:p>
        </text:list-item>
        <text:list-item>
          <text:p text:style-name="P1">How was the Son revealed?<text:line-break/>How was it that he was to preach among the Gentiles?<text:line-break/>Why did he not consult?<text:line-break/>Who might he have consulted with?</text:p>
        </text:list-item>
        <text:list-item>
          <text:p text:style-name="P1">Why did he not go to the apostles?<text:line-break/>Where is Arabia; why there; other evidence for his going there; how long for;<text:line-break/>When back to Damascus; why there?</text:p>
        </text:list-item>
      </text:list>
      <text:p text:style-name="P2"/>
      <text:p text:style-name="P6">General</text:p>
      <text:p text:style-name="P3"/>
      <text:list xml:id="list3792689522971286654" text:style-name="L2">
        <text:list-item>
          <text:p text:style-name="P4">Chronology:</text:p>
          <text:list>
            <text:list-item>
              <text:p text:style-name="P4">his dates</text:p>
            </text:list-item>
            <text:list-item>
              <text:p text:style-name="P4">dates for persecution?</text:p>
            </text:list-item>
            <text:list-item>
              <text:p text:style-name="P4">Date of conversion</text:p>
            </text:list-item>
            <text:list-item>
              <text:p text:style-name="P4">dates for other events of Acts </text:p>
            </text:list-item>
            <text:list-item>
              <text:p text:style-name="P4">date(s) for Galatian visit(s)</text:p>
            </text:list-item>
            <text:list-item>
              <text:p text:style-name="P4">dates for the letter</text:p>
            </text:list-item>
          </text:list>
        </text:list-item>
        <text:list-item>
          <text:p text:style-name="P4">Geography perhaps</text:p>
          <text:list>
            <text:list-item>
              <text:p text:style-name="P4">which Galatia (not sure why – may reflect on audience)</text:p>
            </text:list-item>
            <text:list-item>
              <text:p text:style-name="P4">written from where (not sure how this helps – possibly chronology)</text:p>
            </text:list-item>
          </text:list>
        </text:list-item>
        <text:list-item>
          <text:p text:style-name="P5">Who were the audience</text:p>
          <text:list>
            <text:list-item>
              <text:p text:style-name="P5">geography</text:p>
            </text:list-item>
            <text:list-item>
              <text:p text:style-name="P5">culture</text:p>
              <text:list>
                <text:list-item>
                  <text:p text:style-name="P5">religious background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21:39:02.485000000</meta:creation-date>
    <dc:date>2016-02-15T21:49:12.016000000</dc:date>
    <meta:editing-duration>PT10M8S</meta:editing-duration>
    <meta:editing-cycles>3</meta:editing-cycles>
    <meta:generator>LibreOffice/4.4.7.2$Windows_x86 LibreOffice_project/f3153a8b245191196a4b6b9abd1d0da16eead600</meta:generator>
    <meta:document-statistic meta:table-count="0" meta:image-count="0" meta:object-count="0" meta:page-count="1" meta:paragraph-count="21" meta:word-count="168" meta:character-count="859" meta:non-whitespace-character-count="728"/>
  </office:meta>
</office:document-meta>
</file>